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data-iframe-width="150" data-iframe-height="270" data-share-badge-id="47c3c68a-9593-47de-b12f-2963ee776a30" data-share-badge-host="https://www.credly.com"&gt;&lt;/div&gt;&lt;script type="text/javascript" async src="//cdn.credly.com/assets/utilities/embed.js"&gt;&lt;/script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23:04:05.238000000</meta:creation-date>
    <dc:date>2023-10-17T23:04:11.725000000</dc:date>
    <meta:editing-duration>PT11S</meta:editing-duration>
    <meta:editing-cycles>1</meta:editing-cycles>
    <meta:document-statistic meta:table-count="0" meta:image-count="0" meta:object-count="0" meta:page-count="1" meta:paragraph-count="1" meta:word-count="8" meta:character-count="261" meta:non-whitespace-character-count="254"/>
    <meta:generator>LibreOffice/7.6.2.1$Windows_X86_64 LibreOffice_project/56f7684011345957bbf33a7ee678afaf4d2ba333</meta:generator>
  </office:meta>
</office:document-meta>
</file>